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200%"/>
      <style:text-properties officeooo:rsid="001cf6a1" officeooo:paragraph-rsid="001cf6a1"/>
    </style:style>
    <style:style style:name="P2" style:family="paragraph" style:parent-style-name="Standard">
      <style:paragraph-properties fo:line-height="200%" fo:text-align="center" style:justify-single-word="false"/>
      <style:text-properties officeooo:rsid="001cf6a1" officeooo:paragraph-rsid="001cf6a1"/>
    </style:style>
    <style:style style:name="P3" style:family="paragraph" style:parent-style-name="Standard">
      <style:paragraph-properties fo:line-height="200%"/>
      <style:text-properties officeooo:rsid="001e361a" officeooo:paragraph-rsid="001e361a"/>
    </style:style>
    <style:style style:name="P4" style:family="paragraph" style:parent-style-name="Standard">
      <style:paragraph-properties fo:line-height="200%"/>
      <style:text-properties officeooo:rsid="0021c84b" officeooo:paragraph-rsid="0021c84b"/>
    </style:style>
    <style:style style:name="T1" style:family="text">
      <style:text-properties officeooo:rsid="001fddf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sanna Kyler</text:p>
      <text:p text:style-name="P4">02-22-2018</text:p>
      <text:p text:style-name="P2">Task 5: <text:s/>Synthesize the 3 optimizations suggested on memory bottleneck </text:p>
      <text:p text:style-name="P3"><text:tab/>Restructure loops for unit stride access <text:s/>and Software <text:span text:style-name="T1">p</text:span>refetching both use prefetching to increase memory bandwidth. The first uses hardware to do it while the second does it with software and on certain computers the software version can provide more bandwidth than just using the former technique. The optimization, ensure memory affinity is used when a system has 2 multicore chips. The storing of data and threads on 2 separate chips lowers performance and this technique sends data and related threads to a single chip, thus allowing processors to only need to access one. <text:span text:style-name="T1">Whichever technique used, the effects of each are different depending on the multicore comput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19:43:07.481801321</meta:creation-date>
    <dc:date>2018-02-22T20:14:37.148193557</dc:date>
    <meta:editing-duration>PT11M8S</meta:editing-duration>
    <meta:editing-cycles>3</meta:editing-cycles>
    <meta:generator>LibreOffice/5.3.7.2.0$Linux_X86_64 LibreOffice_project/30$Build-2</meta:generator>
    <meta:document-statistic meta:table-count="0" meta:image-count="0" meta:object-count="0" meta:page-count="1" meta:paragraph-count="4" meta:word-count="121" meta:character-count="771" meta:non-whitespace-character-count="649"/>
  </office:meta>
</office:document-meta>
</file>